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erif" fo:font-size="13pt" officeooo:rsid="00168083" officeooo:paragraph-rsid="00168083" style:font-size-asian="13pt" style:font-size-complex="13pt"/>
    </style:style>
    <style:style style:name="P2" style:family="paragraph" style:parent-style-name="Standard">
      <style:text-properties style:font-name="Droid Serif" fo:font-size="13pt" officeooo:rsid="0019e158" officeooo:paragraph-rsid="0019e158" style:font-size-asian="13pt" style:font-size-complex="13pt"/>
    </style:style>
    <style:style style:name="P3" style:family="paragraph" style:parent-style-name="Standard">
      <style:text-properties style:font-name="Droid Serif" fo:font-size="13pt" officeooo:rsid="001ed0c6" officeooo:paragraph-rsid="001ed0c6" style:font-size-asian="13pt" style:font-size-complex="13pt"/>
    </style:style>
    <style:style style:name="P4" style:family="paragraph" style:parent-style-name="Standard">
      <style:text-properties style:font-name="Droid Serif" fo:font-size="13pt" officeooo:rsid="0020463f" officeooo:paragraph-rsid="0020463f" style:font-size-asian="13pt" style:font-size-complex="13pt"/>
    </style:style>
    <style:style style:name="P5" style:family="paragraph" style:parent-style-name="Standard">
      <style:text-properties style:font-name="Droid Serif" fo:font-size="13pt" officeooo:rsid="0023e72e" officeooo:paragraph-rsid="0023e72e" style:font-size-asian="13pt" style:font-size-complex="13pt"/>
    </style:style>
    <style:style style:name="P6" style:family="paragraph" style:parent-style-name="Standard">
      <style:text-properties style:font-name="Droid Serif" fo:font-size="13pt" officeooo:rsid="0023e72e" officeooo:paragraph-rsid="00216a5e" style:font-size-asian="13pt" style:font-size-complex="13pt"/>
    </style:style>
    <style:style style:name="P7" style:family="paragraph" style:parent-style-name="Standard">
      <style:text-properties style:font-name="Droid Serif" fo:font-size="13pt" officeooo:rsid="00350c40" officeooo:paragraph-rsid="00350c40" style:font-size-asian="13pt" style:font-size-complex="13pt"/>
    </style:style>
    <style:style style:name="P8" style:family="paragraph" style:parent-style-name="Standard">
      <style:text-properties style:font-name="Droid Serif" fo:font-size="13pt" officeooo:rsid="00350c40" officeooo:paragraph-rsid="004a1776" style:font-size-asian="13pt" style:font-size-complex="13pt"/>
    </style:style>
    <style:style style:name="P9" style:family="paragraph" style:parent-style-name="Standard">
      <style:text-properties style:font-name="Droid Serif" fo:font-size="13pt" officeooo:rsid="0039bbea" officeooo:paragraph-rsid="0039bbea" style:font-size-asian="13pt" style:font-size-complex="13pt"/>
    </style:style>
    <style:style style:name="P10" style:family="paragraph" style:parent-style-name="Standard">
      <style:text-properties style:font-name="Droid Serif" fo:font-size="13pt" officeooo:rsid="0039c8b1" officeooo:paragraph-rsid="0039c8b1" style:font-size-asian="13pt" style:font-size-complex="13pt"/>
    </style:style>
    <style:style style:name="P11" style:family="paragraph" style:parent-style-name="Standard">
      <style:text-properties style:font-name="Droid Serif" fo:font-size="13pt" officeooo:rsid="003df887" officeooo:paragraph-rsid="003df887" style:font-size-asian="13pt" style:font-size-complex="13pt"/>
    </style:style>
    <style:style style:name="P12" style:family="paragraph" style:parent-style-name="Standard">
      <style:text-properties style:font-name="Droid Serif" fo:font-size="13pt" officeooo:rsid="003ea6f6" officeooo:paragraph-rsid="003ea6f6" style:font-size-asian="13pt" style:font-size-complex="13pt"/>
    </style:style>
    <style:style style:name="P13" style:family="paragraph" style:parent-style-name="Standard">
      <style:text-properties style:font-name="Droid Serif" fo:font-size="13pt" officeooo:rsid="003f6ea1" officeooo:paragraph-rsid="003f6ea1" style:font-size-asian="13pt" style:font-size-complex="13pt"/>
    </style:style>
    <style:style style:name="P14" style:family="paragraph" style:parent-style-name="Standard">
      <style:text-properties style:font-name="Droid Serif" fo:font-size="13pt" officeooo:rsid="0041f67f" officeooo:paragraph-rsid="0041f67f" style:font-size-asian="13pt" style:font-size-complex="13pt"/>
    </style:style>
    <style:style style:name="P15" style:family="paragraph" style:parent-style-name="Standard">
      <style:text-properties style:font-name="Droid Serif" fo:font-size="13pt" officeooo:rsid="00508754" officeooo:paragraph-rsid="00508754" style:font-size-asian="13pt" style:font-size-complex="13pt"/>
    </style:style>
    <style:style style:name="P16" style:family="paragraph" style:parent-style-name="Standard">
      <style:text-properties style:font-name="Droid Serif" fo:font-size="13pt" officeooo:rsid="00524e1a" officeooo:paragraph-rsid="00524e1a" style:font-size-asian="13pt" style:font-size-complex="13pt"/>
    </style:style>
    <style:style style:name="P17" style:family="paragraph" style:parent-style-name="Standard">
      <style:text-properties style:font-name="Droid Serif" fo:font-size="13pt" officeooo:rsid="00524e1a" officeooo:paragraph-rsid="00605008" style:font-size-asian="13pt" style:font-size-complex="13pt"/>
    </style:style>
    <style:style style:name="P18" style:family="paragraph" style:parent-style-name="Standard">
      <style:text-properties style:font-name="Droid Serif" fo:font-size="13pt" officeooo:rsid="006154dc" officeooo:paragraph-rsid="006154dc" style:font-size-asian="13pt" style:font-size-complex="13pt"/>
    </style:style>
    <style:style style:name="P19" style:family="paragraph" style:parent-style-name="Standard">
      <style:text-properties style:font-name="Droid Serif" fo:font-size="13pt" officeooo:rsid="0062b7f8" officeooo:paragraph-rsid="0062b7f8" style:font-size-asian="13pt" style:font-size-complex="13pt"/>
    </style:style>
    <style:style style:name="P20" style:family="paragraph" style:parent-style-name="Standard">
      <style:text-properties style:font-name="Droid Serif" fo:font-size="13pt" officeooo:rsid="00648e79" officeooo:paragraph-rsid="00648e79" style:font-size-asian="13pt" style:font-size-complex="13pt"/>
    </style:style>
    <style:style style:name="P21" style:family="paragraph" style:parent-style-name="Standard">
      <style:text-properties style:font-name="Droid Serif" fo:font-size="13pt" officeooo:rsid="00605008" officeooo:paragraph-rsid="00605008" style:font-size-asian="13pt" style:font-size-complex="13pt"/>
    </style:style>
    <style:style style:name="P22" style:family="paragraph" style:parent-style-name="Standard">
      <style:text-properties style:font-name="Droid Serif" fo:font-size="13pt" officeooo:rsid="00370f7a" officeooo:paragraph-rsid="004a1776" style:font-size-asian="13pt" style:font-size-complex="13pt"/>
    </style:style>
    <style:style style:name="P23" style:family="paragraph" style:parent-style-name="Standard">
      <style:text-properties style:font-name="Droid Serif" fo:font-size="13pt" officeooo:rsid="003bbd35" officeooo:paragraph-rsid="0039c8b1" style:font-size-asian="13pt" style:font-size-complex="13pt"/>
    </style:style>
    <style:style style:name="P24" style:family="paragraph" style:parent-style-name="Standard">
      <style:text-properties style:font-name="Droid Serif" fo:font-size="13pt" officeooo:rsid="0024ee4f" officeooo:paragraph-rsid="0024ee4f" style:font-size-asian="13pt" style:font-size-complex="13pt"/>
    </style:style>
    <style:style style:name="P25" style:family="paragraph" style:parent-style-name="Standard">
      <style:text-properties style:font-name="Droid Serif" fo:font-size="13pt" officeooo:rsid="006b6a1d" officeooo:paragraph-rsid="006b6a1d" style:font-size-asian="13pt" style:font-size-complex="13pt"/>
    </style:style>
    <style:style style:name="P26" style:family="paragraph" style:parent-style-name="Standard">
      <style:text-properties style:font-name="Droid Serif" fo:font-size="13pt" officeooo:rsid="00732f6a" officeooo:paragraph-rsid="00732f6a" style:font-size-asian="13pt" style:font-size-complex="13pt"/>
    </style:style>
    <style:style style:name="P27" style:family="paragraph" style:parent-style-name="Standard">
      <style:text-properties style:font-name="Droid Serif" fo:font-size="13pt" officeooo:rsid="00732f6a" officeooo:paragraph-rsid="00746523" style:font-size-asian="13pt" style:font-size-complex="13pt"/>
    </style:style>
    <style:style style:name="T1" style:family="text">
      <style:text-properties officeooo:rsid="0016e323"/>
    </style:style>
    <style:style style:name="T2" style:family="text">
      <style:text-properties officeooo:rsid="0016e800"/>
    </style:style>
    <style:style style:name="T3" style:family="text">
      <style:text-properties officeooo:rsid="00178035"/>
    </style:style>
    <style:style style:name="T4" style:family="text">
      <style:text-properties officeooo:rsid="001aece6"/>
    </style:style>
    <style:style style:name="T5" style:family="text">
      <style:text-properties officeooo:rsid="001cc0b7"/>
    </style:style>
    <style:style style:name="T6" style:family="text">
      <style:text-properties officeooo:rsid="001ce728"/>
    </style:style>
    <style:style style:name="T7" style:family="text">
      <style:text-properties officeooo:rsid="00201093"/>
    </style:style>
    <style:style style:name="T8" style:family="text">
      <style:text-properties officeooo:rsid="00370f7a"/>
    </style:style>
    <style:style style:name="T9" style:family="text">
      <style:text-properties officeooo:rsid="0037e9f7"/>
    </style:style>
    <style:style style:name="T10" style:family="text">
      <style:text-properties officeooo:rsid="00395726"/>
    </style:style>
    <style:style style:name="T11" style:family="text">
      <style:text-properties officeooo:rsid="003bbd35"/>
    </style:style>
    <style:style style:name="T12" style:family="text">
      <style:text-properties officeooo:rsid="003ea6f6"/>
    </style:style>
    <style:style style:name="T13" style:family="text">
      <style:text-properties officeooo:rsid="003f67fa"/>
    </style:style>
    <style:style style:name="T14" style:family="text">
      <style:text-properties officeooo:rsid="00405e94"/>
    </style:style>
    <style:style style:name="T15" style:family="text">
      <style:text-properties officeooo:rsid="00447b1c"/>
    </style:style>
    <style:style style:name="T16" style:family="text">
      <style:text-properties officeooo:rsid="004abf60"/>
    </style:style>
    <style:style style:name="T17" style:family="text">
      <style:text-properties officeooo:rsid="004caaab"/>
    </style:style>
    <style:style style:name="T18" style:family="text">
      <style:text-properties officeooo:rsid="004e996f"/>
    </style:style>
    <style:style style:name="T19" style:family="text">
      <style:text-properties officeooo:rsid="004ff65a"/>
    </style:style>
    <style:style style:name="T20" style:family="text">
      <style:text-properties officeooo:rsid="005614f2"/>
    </style:style>
    <style:style style:name="T21" style:family="text">
      <style:text-properties officeooo:rsid="0059cfd1"/>
    </style:style>
    <style:style style:name="T22" style:family="text">
      <style:text-properties officeooo:rsid="005bbb62"/>
    </style:style>
    <style:style style:name="T23" style:family="text">
      <style:text-properties officeooo:rsid="005c55b8"/>
    </style:style>
    <style:style style:name="T24" style:family="text">
      <style:text-properties officeooo:rsid="005d8434"/>
    </style:style>
    <style:style style:name="T25" style:family="text">
      <style:text-properties officeooo:rsid="005f6c8b"/>
    </style:style>
    <style:style style:name="T26" style:family="text">
      <style:text-properties officeooo:rsid="00605008"/>
    </style:style>
    <style:style style:name="T27" style:family="text">
      <style:text-properties officeooo:rsid="0065da1b"/>
    </style:style>
    <style:style style:name="T28" style:family="text">
      <style:text-properties officeooo:rsid="0067a4d2"/>
    </style:style>
    <style:style style:name="T29" style:family="text">
      <style:text-properties officeooo:rsid="006a5703"/>
    </style:style>
    <style:style style:name="T30" style:family="text">
      <style:text-properties style:text-position="sub 58%"/>
    </style:style>
    <style:style style:name="T31" style:family="text">
      <style:text-properties style:text-position="0% 100%"/>
    </style:style>
    <style:style style:name="T32" style:family="text">
      <style:text-properties style:text-position="0% 100%" officeooo:rsid="006b800e"/>
    </style:style>
    <style:style style:name="T33" style:family="text">
      <style:text-properties style:text-position="0% 100%" officeooo:rsid="006c39c8"/>
    </style:style>
    <style:style style:name="T34" style:family="text">
      <style:text-properties style:text-position="0% 100%" officeooo:rsid="006dedf9"/>
    </style:style>
    <style:style style:name="T35" style:family="text">
      <style:text-properties style:text-position="0% 100%" officeooo:rsid="006ee9ef"/>
    </style:style>
    <style:style style:name="T36" style:family="text">
      <style:text-properties style:text-position="0% 100%" officeooo:rsid="00706c1e"/>
    </style:style>
    <style:style style:name="T37" style:family="text">
      <style:text-properties style:text-position="0% 100%" officeooo:rsid="00712ffe"/>
    </style:style>
    <style:style style:name="T38" style:family="text">
      <style:text-properties style:text-position="0% 100%" officeooo:rsid="007192af"/>
    </style:style>
    <style:style style:name="T39" style:family="text">
      <style:text-properties style:text-position="0% 100%" officeooo:rsid="00725317"/>
    </style:style>
    <style:style style:name="T40" style:family="text">
      <style:text-properties style:text-position="0% 100%" officeooo:rsid="006b6a1d"/>
    </style:style>
    <style:style style:name="T41" style:family="text">
      <style:text-properties style:text-position="0% 100%" officeooo:rsid="007465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 <text:span text:style-name="T1">P(aw|ts) = (# aw, ts ) / (# ts)</text:span></text:p>
      <text:p text:style-name="P1"><text:tab/> <text:s text:c="9"/><text:span text:style-name="T2">= (140) / (140 + 10)</text:span></text:p>
      <text:p text:style-name="P1"><text:tab/> <text:s text:c="9"/><text:span text:style-name="T3">= 14/15 = 0.9333333 recurring</text:span></text:p>
      <text:p text:style-name="P1"/>
      <text:p text:style-name="P2">The only counts that matter are (ts, aw) and (ts, !aw), therefore, (!ts, aw) and (!ts, !aw) <text:span text:style-name="T7">are</text:span> irrelevant to this calculation.</text:p>
      <text:p text:style-name="P2"/>
      <text:p text:style-name="P2"><text:s text:c="3"/>b) <text:span text:style-name="T4">P(ts| aw) = (#ts, aw) / (# aw)</text:span></text:p>
      <text:p text:style-name="P2"><text:tab/> <text:s text:c="10"/><text:span text:style-name="T5">= (140) / (140 + 700)</text:span></text:p>
      <text:p text:style-name="P2"><text:tab/> <text:s text:c="10"/><text:span text:style-name="T6">= 1/6 = 0.1666666 recurring</text:span></text:p>
      <text:p text:style-name="P2"/>
      <text:p text:style-name="P3">The only counts that matter are (ts, aw) and (!ts, aw), therefore (ts, !aw) and (!ts, !aw) are irrelevant to this calculation.</text:p>
      <text:p text:style-name="P3"/>
      <text:p text:style-name="P4">2.</text:p>
      <text:p text:style-name="P4">(i) <text:s/>P(A | B) = <text:s/>P(A)</text:p>
      <text:p text:style-name="P4">(ii) P(B | A) = P(B)</text:p>
      <text:p text:style-name="P4"/>
      <text:p text:style-name="P15">P(AB) = P(A|B)P(B)<text:tab/>P(AB) / <text:span text:style-name="T22">P(A|B)</text:span> = P(B)<text:tab/><text:span text:style-name="T23">P(AB) / P(A) = P(B)</text:span><text:span text:style-name="T20"> </text:span><text:span text:style-name="T21">(i)</text:span></text:p>
      <text:p text:style-name="P6"/>
      <text:p text:style-name="P17">P(BA) = P(B|A)P(A)<text:tab/>P(AB) / <text:span text:style-name="T24">P(A) </text:span>= P(B|A<text:span text:style-name="T24">)</text:span>, <text:span text:style-name="T22">as we just showed that </text:span><text:span text:style-name="T25">P(AB) / P(A) = P(B), it follows that P(B|A) must equal P(B) </text:span><text:span text:style-name="T26">and thus P(A|B) = P(A) implies </text:span></text:p>
      <text:p text:style-name="P21">P(B|A) = P(B).</text:p>
      <text:p text:style-name="P16"/>
      <text:p text:style-name="P18">The same can be done to prove that (ii) implies (i):</text:p>
      <text:p text:style-name="P18"/>
      <text:p text:style-name="P19">P(BA) = P(B|A)P(A)<text:tab/>P(AB) / P(B|A) = P(A)<text:tab/>P(AB) / P(B) = P(<text:span text:style-name="T28">A</text:span>) (ii)</text:p>
      <text:p text:style-name="P19"/>
      <text:p text:style-name="P20">P(AB) = P(A|B)P(B)<text:tab/>P(AB)/ P(B) = P(A|B), <text:span text:style-name="T27">and so, as before, this shows that (ii) implies (i)</text:span></text:p>
      <text:p text:style-name="P5"/>
      <text:p text:style-name="P24">3. a) <text:span text:style-name="T29">We want the value of yng that makes P(yng|ttn) the largest, we can turn this into the value of yng that makes P(ttn|yng)P(yng)/P(ttn) the largest, and we can then ignore the P(ttn) that is dividing as P(ttn) is the same in both instances that we are comparing and so the division itself is not necessary for finding which instance is larger.</text:span></text:p>
      <text:p text:style-name="P24"/>
      <text:p text:style-name="P25">This gives us:</text:p>
      <text:p text:style-name="P25"/>
      <text:p text:style-name="P25"><text:tab/>arg<text:span text:style-name="T30">yng</text:span><text:span text:style-name="T31">max P(ttn|yng)P(yng)</text:span></text:p>
      <text:p text:style-name="P25"><text:span text:style-name="T31"/></text:p>
      <text:p text:style-name="P25"><text:span text:style-name="T31">(a) for yng:<text:tab/><text:tab/><text:tab/><text:tab/><text:tab/>for ¬yng:</text:span></text:p>
      <text:p text:style-name="P25"><text:span text:style-name="T31">(0.95)(0.15) = 0.1425<text:tab/><text:tab/><text:tab/>(0.01)(1-0.15) = 0.0085</text:span></text:p>
      <text:p text:style-name="P26"><text:span text:style-name="T31">Thus, yng maximises </text:span><text:span text:style-name="T40">P(ttn|yng)P(yng), </text:span><text:span text:style-name="T31">and is our best guess.</text:span></text:p>
      <text:p text:style-name="P25"><text:soft-page-break/><text:span text:style-name="T31">(</text:span><text:span text:style-name="T32">b</text:span><text:span text:style-name="T31">) for yng:<text:tab/><text:tab/><text:tab/><text:tab/><text:tab/>for ¬yng:</text:span></text:p>
      <text:p text:style-name="P25"><text:span text:style-name="T31"><text:tab/>(0.95)(0.</text:span><text:span text:style-name="T33">01</text:span><text:span text:style-name="T31">) = 0.</text:span><text:span text:style-name="T34">0095</text:span><text:span text:style-name="T31"><text:tab/><text:tab/><text:tab/>(0.01)(1-0.</text:span><text:span text:style-name="T36">01</text:span><text:span text:style-name="T31">) = 0.00</text:span><text:span text:style-name="T36">99</text:span></text:p>
      <text:p text:style-name="P27"><text:span text:style-name="T31">Thus, </text:span><text:span text:style-name="T41">¬</text:span><text:span text:style-name="T31">yng maximises </text:span><text:span text:style-name="T40">P(ttn|yng)P(yng), </text:span><text:span text:style-name="T31">and is our best guess.</text:span></text:p>
      <text:p text:style-name="P27"><text:span text:style-name="T31"/></text:p>
      <text:p text:style-name="P25"><text:span text:style-name="T31">(</text:span><text:span text:style-name="T32">c</text:span><text:span text:style-name="T31">) for yng:<text:tab/><text:tab/><text:tab/><text:tab/><text:tab/>for ¬yng:</text:span></text:p>
      <text:p text:style-name="P25"><text:span text:style-name="T31">(0.95)(0.</text:span><text:span text:style-name="T37">01</text:span><text:span text:style-name="T31">) = 0.</text:span><text:span text:style-name="T37">0095</text:span><text:span text:style-name="T31"><text:tab/><text:tab/><text:tab/>(0.0</text:span><text:span text:style-name="T38">0</text:span><text:span text:style-name="T31">1)(1-0.</text:span><text:span text:style-name="T35">01</text:span><text:span text:style-name="T31">) = 0.</text:span><text:span text:style-name="T39">00099</text:span></text:p>
      <text:p text:style-name="P27"><text:span text:style-name="T39">Thus, yng maximises </text:span><text:span text:style-name="T40">P(ttn|yng)P(yng), </text:span><text:span text:style-name="T39">and is our best guess.</text:span></text:p>
      <text:p text:style-name="P7"/>
      <text:p text:style-name="P7">4. <text:span text:style-name="T8">p(cool : +) = (62 + 108) / (62 + 108 + 38 + 292) = 17 / 50 = </text:span><text:span text:style-name="T19">0.34</text:span></text:p>
      <text:p text:style-name="P7"/>
      <text:p text:style-name="P7"><text:span text:style-name="T8">p(noisy : +) = 1/5 </text:span><text:span text:style-name="T19">= 0.2</text:span></text:p>
      <text:p text:style-name="P7"/>
      <text:p text:style-name="P7"><text:span text:style-name="T15">p</text:span><text:span text:style-name="T8">(cool : +, noisy : +) = (62) / (62 + 108 + 38 + 292) = 31 / 250 = </text:span><text:span text:style-name="T18">0.124</text:span></text:p>
      <text:p text:style-name="P7"/>
      <text:p text:style-name="P22">p(cool : + | noisy : +) = ( p(cool : +, noisy : +) / p(noisy : +) = </text:p>
      <text:p text:style-name="P8"><text:span text:style-name="T8">(31/250) / (1/5) </text:span><text:span text:style-name="T9">= 31 / 50 </text:span><text:span text:style-name="T10">= </text:span><text:span text:style-name="T16">0.62</text:span></text:p>
      <text:p text:style-name="P7"/>
      <text:p text:style-name="P9">If independent P(AB) = P(A)P(B), P(AB) = 31/250, P(A) = 170/500, P(B) = 1/5.</text:p>
      <text:p text:style-name="P9">Therefore, P(A)P(B) = 17/250, which means cool : + is not independent of noisy : +.</text:p>
      <text:p text:style-name="P9"/>
      <text:p text:style-name="P10">5. <text:span text:style-name="T11">p(cool : + | open : +) = (#cool : +, open : +) / (# open : +) = 9/10 </text:span><text:span text:style-name="T17">= 0.9</text:span></text:p>
      <text:p text:style-name="P10"/>
      <text:p text:style-name="P23">p(cool : + | open : +, noisy : +) = (# cool : +, open : +, noisy : +) / (# open : +, noisy : +) =54/60 = 0.9</text:p>
      <text:p text:style-name="P10"/>
      <text:p text:style-name="P11">As <text:span text:style-name="T12">p</text:span>(cool : + | open : +) = <text:span text:style-name="T12">p</text:span>(cool : + | open : +, noisy : +), we can say that cool : + is conditionally independent of noisy : + given open : +.</text:p>
      <text:p text:style-name="P11"/>
      <text:p text:style-name="P12">p(cool : + | open : -) = (# cool : +, open : -) / (# open : -) <text:span text:style-name="T13">= 80/400 = 1/5 = 0.2</text:span></text:p>
      <text:p text:style-name="P12"/>
      <text:p text:style-name="P13">p(<text:span text:style-name="T14">cool : + | open : -, noisy : +) = (# cool : +, open : -, noisy : +) / (# open : -, noisy : +) = 8 / 40 = 0.2</text:span></text:p>
      <text:p text:style-name="P13"/>
      <text:p text:style-name="P14">Once again, we find that cool : + is conditionally independent of noisy : + given open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19:02:47.938750696</meta:creation-date>
    <dc:date>2021-10-03T14:11:19.988361344</dc:date>
    <meta:editing-duration>PT2H4M58S</meta:editing-duration>
    <meta:editing-cycles>97</meta:editing-cycles>
    <meta:generator>LibreOffice/7.1.6.2.0$Linux_X86_64 LibreOffice_project/10$Build-2</meta:generator>
    <meta:document-statistic meta:table-count="0" meta:image-count="0" meta:object-count="0" meta:page-count="2" meta:paragraph-count="42" meta:word-count="600" meta:character-count="2784" meta:non-whitespace-character-count="2153"/>
  </office:meta>
</office:document-meta>
</file>